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21">
      <style:text-properties fo:font-size="10pt" style:font-size-asian="10pt" style:font-size-complex="10pt"/>
    </style:style>
    <style:style style:name="ce9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Φύλλο1" table:style-name="ta1" table:print="false">
        <table:table-column table:style-name="co3" table:number-columns-repeated="3" table:default-cell-style-name="ce5"/>
        <table:table-column table:style-name="co3" table:default-cell-style-name="ce10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Φύλλο1.J26" table:end-x="29.65pt" table:end-y="5.19pt" draw:z-index="0" draw:style-name="gr1" svg:width="335.4pt" svg:height="312.07pt" svg:x="15.56pt" svg:y="1.47pt">
              <draw:object draw:notify-on-update-of-ranges="Φύλλο1.A4:Φύλλο1.A15 Φύλλο1.B3:Φύλλο1.B3 Φύλλο1.B4:Φύλλο1.B15 Φύλλο1.C3:Φύλλο1.C3 Φύλλο1.C4:Φύλλο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Mήνας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 calcext:value-type="string">
            <text:p>Ιανουάριος 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8" table:formula="of:=ROUND([.C4]/[.B4]-1;2)" office:value-type="percentage" office:value="0.2" calcext:value-type="percentage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Φεβρουάριος 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8" table:formula="of:=ROUND([.C5]/[.B5]-1;2)" office:value-type="percentage" office:value="0.19" calcext:value-type="percentage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Μάρτιος 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8" table:formula="of:=ROUND([.C6]/[.B6]-1;2)" office:value-type="percentage" office:value="0.18" calcext:value-type="percentage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Απρίλιος 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8" table:formula="of:=ROUND([.C7]/[.B7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Μάιος 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8" table:formula="of:=ROUND([.C8]/[.B8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Ιούνιος 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8" table:formula="of:=ROUND([.C9]/[.B9]-1;2)" office:value-type="percentage" office:value="0.16" calcext:value-type="percentage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Ιούλιος 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8" table:formula="of:=ROUND([.C10]/[.B10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Αύγουστος 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8" table:formula="of:=ROUND([.C11]/[.B11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Σεπτέμβριος 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8" table:formula="of:=ROUND([.C12]/[.B12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Οκτώβριος 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8" table:formula="of:=ROUND([.C13]/[.B13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Νοέμβριος 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8" table:formula="of:=ROUND([.C14]/[.B14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Δεκέμβριος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8" table:formula="of:=ROUND([.C15]/[.B15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table:formula="of:=SUM([.B4:.B15])" office:value-type="float" office:value="306" calcext:value-type="float">
            <text:p>306</text:p>
          </table:table-cell>
          <table:table-cell table:style-name="ce6" table:formula="of:=SUM([.C4:.C15])" office:value-type="float" office:value="354" calcext:value-type="float">
            <text:p>354</text:p>
          </table:table-cell>
          <table:table-cell table:style-name="ce9" table:formula="of:=ROUND([.C16]/[.B16]-1;2)" office:value-type="percentage" office:value="0.16" calcext:value-type="percentage">
            <text:p>16.0%</text:p>
          </table:table-cell>
          <table:table-cell table:style-name="ce11" table:number-columns-repeated="102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Φύλλο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Φύλλο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0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0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4P0"/>
    </number:currency-style>
    <number:time-style style:name="N135">
      <number:hours/>
      <number:text>時</number:text>
      <number:minutes number:style="long"/>
      <number:text>分</number:text>
    </number:time-style>
    <number:time-style style:name="N136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9:58:18.92890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17-08-05T20:02:45.907330000</dc:date>
    <meta:editing-duration>PT1H30M41S</meta:editing-duration>
    <meta:editing-cycles>18</meta:editing-cycles>
    <meta:generator>NeoOffice/3.2017_Beta$MacOSX_X86_64 NeoOffice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1cm" svg:height="10.938cm" xlink:href=".." xlink:type="simple" chart:class="chart:bar" chart:style-name="ch1">
        <chart:legend chart:legend-position="end" svg:x="10.483cm" svg:y="4.974cm" style:legend-expansion="high" chart:style-name="ch2"/>
        <chart:plot-area chart:style-name="ch3" table:cell-range-address="Φύλλο1.A4:Φύλλο1.C15 Φύλλο1.B3:Φύλλο1.C3" chart:data-source-has-labels="both" svg:x="1.246cm" svg:y="0.218cm" svg:width="9.002cm" svg:height="9.521cm">
          <chartooo:coordinate-region svg:x="1.811cm" svg:y="0.391cm" svg:width="8.437cm" svg:height="7.356cm"/>
          <chart:axis chart:dimension="x" chart:name="primary-x" chart:style-name="ch4" chartooo:axis-type="text">
            <chart:title svg:x="5.221cm" svg:y="9.957cm" chart:style-name="ch5">
              <text:p>Mήνας</text:p>
            </chart:title>
            <chart:categories table:cell-range-address="Φύλλο1.A4:Φύλλο1.A15"/>
          </chart:axis>
          <chart:axis chart:dimension="y" chart:name="primary-y" chart:style-name="ch6">
            <chart:title svg:x="0.451cm" svg:y="5.433cm" chart:style-name="ch7">
              <text:p>Sales</text:p>
            </chart:title>
            <chart:grid chart:style-name="ch8" chart:class="major"/>
          </chart:axis>
          <chart:series chart:style-name="ch9" chart:values-cell-range-address="Φύλλο1.B4:Φύλλο1.B15" chart:label-cell-address="Φύλλο1.B3:Φύλλο1.B3" chart:class="chart:bar">
            <chart:data-point chart:repeated="12"/>
          </chart:series>
          <chart:series chart:style-name="ch10" chart:values-cell-range-address="Φύλλο1.C4:Φύλλο1.C15" chart:label-cell-address="Φύλλο1.C3:Φύλλο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Φύλλο1.B3:Φύλλο1.B3</svg:desc>
                </draw:g>
              </table:table-cell>
              <table:table-cell office:value-type="string">
                <text:p>2018</text:p>
                <draw:g>
                  <svg:desc>Φύλλο1.C3:Φύλλο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Ιανουάριος </text:p>
                <draw:g>
                  <svg:desc>Φύλλο1.A4:Φύλλο1.A15</svg:desc>
                </draw:g>
              </table:table-cell>
              <table:table-cell office:value-type="float" office:value="20">
                <text:p>20</text:p>
                <draw:g>
                  <svg:desc>Φύλλο1.B4:Φύλλο1.B15</svg:desc>
                </draw:g>
              </table:table-cell>
              <table:table-cell office:value-type="float" office:value="24">
                <text:p>24</text:p>
                <draw:g>
                  <svg:desc>Φύλλο1.C4:Φύλλο1.C15</svg:desc>
                </draw:g>
              </table:table-cell>
            </table:table-row>
            <table:table-row>
              <table:table-cell office:value-type="string">
                <text:p>Φεβρουάριος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Μάρτιος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Απρίλιος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Μάιος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Ιούνιος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Ιούλιος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Αύγουστος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Σεπτέμβριος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Οκτώβριος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Νοέμβριος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Δεκέμβριος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_Beta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